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sTool.getMsgs( String property ,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sTool.getMsgs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ool.getActionMess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sTool.getMs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